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bf0" officeooo:paragraph-rsid="00067bf0"/>
    </style:style>
    <style:style style:name="P2" style:family="paragraph" style:parent-style-name="Standard">
      <style:text-properties officeooo:rsid="00067bf0" officeooo:paragraph-rsid="000709b1"/>
    </style:style>
    <style:style style:name="P3" style:family="paragraph" style:parent-style-name="Standard">
      <style:text-properties officeooo:rsid="00067bf0" officeooo:paragraph-rsid="00086495"/>
    </style:style>
    <style:style style:name="P4" style:family="paragraph" style:parent-style-name="Standard">
      <style:text-properties officeooo:rsid="00067bf0" officeooo:paragraph-rsid="000876fb"/>
    </style:style>
    <style:style style:name="P5" style:family="paragraph" style:parent-style-name="Standard">
      <style:text-properties fo:font-weight="bold" officeooo:rsid="00067bf0" officeooo:paragraph-rsid="00067bf0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67bf0" officeooo:paragraph-rsid="00086495"/>
    </style:style>
    <style:style style:name="P7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67bf0" officeooo:paragraph-rsid="00067bf0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067bf0" officeooo:paragraph-rsid="00086495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67bf0" officeooo:paragraph-rsid="000709b1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876fb" officeooo:paragraph-rsid="000876fb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0876fb" officeooo:paragraph-rsid="0012a476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09a0fd" officeooo:paragraph-rsid="0009ff70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876fb" officeooo:paragraph-rsid="000876fb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876fb" officeooo:paragraph-rsid="0012a476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7bf0" officeooo:paragraph-rsid="000876fb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67bf0" officeooo:paragraph-rsid="0009a0f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7bf0" officeooo:paragraph-rsid="0009a0f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8df65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8df65" officeooo:paragraph-rsid="0008df65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9a0fd" officeooo:paragraph-rsid="0009ff70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bold" officeooo:rsid="0009a0fd" officeooo:paragraph-rsid="0009a0f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bold" officeooo:rsid="0013b364" officeooo:paragraph-rsid="0013b364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9ff70" officeooo:paragraph-rsid="0009ff70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d4de6" officeooo:paragraph-rsid="000d4de6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0d4de6" officeooo:paragraph-rsid="001191bf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officeooo:rsid="000d4de6" officeooo:paragraph-rsid="000d4de6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normal" officeooo:rsid="0016f97b" officeooo:paragraph-rsid="0016f97b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3b364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6f97b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7d9f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9727b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16f97b" officeooo:paragraph-rsid="0016f97b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officeooo:paragraph-rsid="0016f97b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normal" officeooo:rsid="0013b364" officeooo:paragraph-rsid="0013b364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weight="normal" officeooo:rsid="00149c31" officeooo:paragraph-rsid="0016f97b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weight="normal" officeooo:rsid="00149c31" officeooo:paragraph-rsid="0019727b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b5583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c9393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paragraph-rsid="001d37ee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1d37ee" officeooo:paragraph-rsid="001d37ee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officeooo:rsid="0016f97b" officeooo:paragraph-rsid="0016f97b"/>
    </style:style>
    <style:style style:name="P42" style:family="paragraph" style:parent-style-name="Standard">
      <style:paragraph-properties fo:text-align="center" style:justify-single-word="false"/>
      <style:text-properties officeooo:rsid="001ab776" officeooo:paragraph-rsid="001ab776"/>
    </style:style>
    <style:style style:name="T1" style:family="text">
      <style:text-properties officeooo:rsid="00067b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09b1"/>
    </style:style>
    <style:style style:name="T4" style:family="text">
      <style:text-properties officeooo:rsid="0009ff70"/>
    </style:style>
    <style:style style:name="T5" style:family="text">
      <style:text-properties officeooo:rsid="001191b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b364" style:font-weight-asian="normal" style:font-weight-complex="normal"/>
    </style:style>
    <style:style style:name="T8" style:family="text">
      <style:text-properties fo:font-weight="normal" officeooo:rsid="00149c31" style:font-weight-asian="normal" style:font-weight-complex="normal"/>
    </style:style>
    <style:style style:name="T9" style:family="text">
      <style:text-properties fo:font-weight="normal" officeooo:rsid="0016f97b" style:font-weight-asian="normal" style:font-weight-complex="normal"/>
    </style:style>
    <style:style style:name="T10" style:family="text">
      <style:text-properties fo:font-weight="normal" officeooo:rsid="0017d9fd" style:font-weight-asian="normal" style:font-weight-complex="normal"/>
    </style:style>
    <style:style style:name="T11" style:family="text">
      <style:text-properties fo:font-weight="normal" officeooo:rsid="0019727b" style:font-weight-asian="normal" style:font-weight-complex="normal"/>
    </style:style>
    <style:style style:name="T12" style:family="text">
      <style:text-properties fo:font-weight="normal" officeooo:rsid="001b5583" style:font-weight-asian="normal" style:font-weight-complex="normal"/>
    </style:style>
    <style:style style:name="T13" style:family="text">
      <style:text-properties fo:font-weight="normal" officeooo:rsid="001c9393" style:font-weight-asian="normal" style:font-weight-complex="normal"/>
    </style:style>
    <style:style style:name="T14" style:family="text">
      <style:text-properties fo:font-weight="normal" officeooo:rsid="001cebc1" style:font-weight-asian="normal" style:font-weight-complex="normal"/>
    </style:style>
    <style:style style:name="T15" style:family="text">
      <style:text-properties officeooo:rsid="00149c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ise 1</text:p>
      <text:p text:style-name="P1"/>
      <text:p text:style-name="P1">(i) </text:p>
      <text:p text:style-name="P1">To show that<draw:frame draw:style-name="fr1" draw:name="Object1" text:anchor-type="as-char" svg:y="-0.1484in" svg:width="0.6165in" svg:height="0.2091in" draw:z-index="0"><draw:object xlink:href="./Object 1" xlink:type="simple" xlink:show="embed" xlink:actuate="onLoad"/><draw:image xlink:href="./ObjectReplacements/Object 1" xlink:type="simple" xlink:show="embed" xlink:actuate="onLoad"/></draw:frame>is a metric we have to show that<draw:frame draw:style-name="fr1" draw:name="Object2" text:anchor-type="as-char" svg:y="-0.1484in" svg:width="0.6165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satisfies the usual conditions for a metric:</text:p>
      <text:p text:style-name="P1"/>
      <text:p text:style-name="P1">(a)<draw:frame draw:style-name="fr1" draw:name="Object7" text:anchor-type="as-char" svg:y="-0.152in" svg:width="1.25in" svg:height="0.2134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and<draw:frame draw:style-name="fr1" draw:name="Object8" text:anchor-type="as-char" svg:y="-0.152in" svg:width="1.25in" svg:height="0.2134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iff x = y</text:p>
      <text:p text:style-name="P1">(b)<draw:frame draw:style-name="fr1" draw:name="Object9" text:anchor-type="as-char" svg:y="-0.152in" svg:width="2.1134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(c)<draw:frame draw:style-name="fr1" draw:name="Object11" text:anchor-type="as-char" svg:y="-0.152in" svg:width="3.1382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for any x, y, z ∈<draw:frame draw:style-name="fr1" draw:name="Object3" text:anchor-type="as-char" svg:y="-0.1744in" svg:width="0.3453in" svg:height="0.21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text:span text:style-name="T2">Definition</text:span> of <draw:frame draw:style-name="fr1" draw:name="Object5" text:anchor-type="as-char" svg:y="-0.1484in" svg:width="0.6165in" svg:height="0.2091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:</text:p>
      <text:p text:style-name="P1">The Hamming distance<draw:frame draw:style-name="fr1" draw:name="Object6" text:anchor-type="as-char" svg:y="-0.152in" svg:width="1.0291in" svg:height="0.213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 between two vectors x, y ∈<draw:frame draw:style-name="fr1" draw:name="Object4" text:anchor-type="as-char" svg:y="-0.1744in" svg:width="0.3453in" svg:height="0.21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number of coefficients in which they differ.</text:p>
      <text:p text:style-name="P1"/>
      <text:p text:style-name="P42"><draw:frame draw:style-name="fr1" draw:name="Object15" text:anchor-type="as-char" svg:y="-0.2807in" svg:width="2.3138in" svg:height="0.4484in" draw:z-index="4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/>
      <text:p text:style-name="P5">Proof:</text:p>
      <text:p text:style-name="P2">(a) <draw:frame draw:style-name="fr1" draw:name="Object14" text:anchor-type="as-char" svg:y="-0.152in" svg:width="1.25in" svg:height="0.2134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3">if</text:span>f x, y agree in all coordinates and this happens <text:span text:style-name="T3">iff</text:span> x = y. </text:p>
      <text:p text:style-name="P9"><draw:frame draw:style-name="fr1" draw:name="Object16" text:anchor-type="as-char" svg:y="-0.152in" svg:width="1.25in" svg:height="0.2134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 <text:span text:style-name="T3">is given because we sum up the absolute value of x-y.</text:span></text:p>
      <text:p text:style-name="P3">(b) <text:s text:c="2"/><text:span text:style-name="T3">Because of the absolute value of x-y in the calculation of</text:span><text:span text:style-name="T3"><draw:frame draw:style-name="fr1" draw:name="Object17" text:anchor-type="as-char" svg:y="-0.152in" svg:width="1.0291in" svg:height="0.2134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x-y = y-x gives us <text:s text:c="3"/></text:span></text:p>
      <text:p text:style-name="P3"><text:span text:style-name="T3"><text:s text:c="8"/>the same value. So</text:span><text:span text:style-name="T3"><draw:frame draw:style-name="fr1" draw:name="Object10" text:anchor-type="as-char" svg:y="-0.152in" svg:width="2.1134in" svg:height="0.2134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</text:span></text:p>
      <text:p text:style-name="P1">(c)<draw:frame draw:style-name="fr1" draw:name="Object20" text:anchor-type="as-char" svg:y="-0.152in" svg:width="1.0291in" svg:height="0.2134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is equal to the minimal number of coordinate changes necessary to get</text:p>
      <text:p text:style-name="P7">from x to y. In its turn,<draw:frame draw:style-name="fr1" draw:name="Object21" text:anchor-type="as-char" svg:y="-0.152in" svg:width="1.0189in" svg:height="0.2134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is equal to the minimal number of coordinate changes</text:p>
      <text:p text:style-name="P6">necessary to get from y to z. </text:p>
      <text:p text:style-name="P8">So<draw:frame draw:style-name="fr1" draw:name="Object23" text:anchor-type="as-char" svg:y="-0.152in" svg:width="2.078in" svg:height="0.2134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changes will get us from x to z. </text:p>
      <text:p text:style-name="P8">Hence<draw:frame draw:style-name="fr1" draw:name="Object12" text:anchor-type="as-char" svg:y="-0.152in" svg:width="3.1382in" svg:height="0.2134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which is the minimal number of coordinate changes necessary to get from x to z.</text:p>
      <text:p text:style-name="P8"/>
      <text:p text:style-name="P10">Because we can show that all conditions for a metric are fulfilled<text:span text:style-name="T1"><draw:frame draw:style-name="fr1" draw:name="Object27" text:anchor-type="as-char" svg:y="-0.1484in" svg:width="0.6165in" svg:height="0.2091in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is a metric.</text:span></text:p>
      <text:p text:style-name="P13"/>
      <text:p text:style-name="P13">(ii)</text:p>
      <text:p text:style-name="P13">To show that<draw:frame draw:style-name="fr1" draw:name="Object28" text:anchor-type="as-char" svg:y="-0.1484in" svg:width="0.2811in" svg:height="0.2098in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is a metric on the power set<draw:frame draw:style-name="fr1" draw:name="Object29" text:anchor-type="as-char" svg:y="-0.172in" svg:width="0.2457in" svg:height="0.2083in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of U we have to <text:span text:style-name="T1">show thats</text:span><text:span text:style-name="T1"><draw:frame draw:style-name="fr1" draw:name="Object30" text:anchor-type="as-char" svg:y="-0.1484in" svg:width="0.2811in" svg:height="0.2098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s<text:span text:style-name="T1">atisfies the usual conditions for a metric:</text:span></text:p>
      <text:p text:style-name="P4"/>
      <text:p text:style-name="P4">(a)<draw:frame draw:style-name="fr1" draw:name="Object35" text:anchor-type="as-char" svg:y="-0.152in" svg:width="1.0098in" svg:height="0.2134in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and<draw:frame draw:style-name="fr1" draw:name="Object36" text:anchor-type="as-char" svg:y="-0.152in" svg:width="1.0098in" svg:height="0.2134in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iff<draw:frame draw:style-name="fr1" draw:name="Object42" text:anchor-type="as-char" svg:y="-0.1484in" svg:width="0.5098in" svg:height="0.2098in" draw:z-index="2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">(b)<draw:frame draw:style-name="fr1" draw:name="Object44" text:anchor-type="as-char" svg:y="-0.152in" svg:width="1.6319in" svg:height="0.2134in" draw:z-index="2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8"><text:span text:style-name="T1">(c)</text:span><text:span text:style-name="T1"><draw:frame draw:style-name="fr1" draw:name="Object38" text:anchor-type="as-char" svg:y="-0.152in" svg:width="2.452in" svg:height="0.2134in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">for any</text:span><text:span text:style-name="T1"><draw:frame draw:style-name="fr1" draw:name="Object33" text:anchor-type="as-char" svg:y="-0.1484in" svg:width="0.95in" svg:height="0.2098in" draw:z-index="3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5"/>
      <text:p text:style-name="P19"><text:span text:style-name="T2">Definition</text:span> of<draw:frame draw:style-name="fr1" draw:name="Object34" text:anchor-type="as-char" svg:y="-0.1484in" svg:width="0.2811in" svg:height="0.2098in" draw:z-index="22"><draw:object xlink:href="./Object 34" xlink:type="simple" xlink:show="embed" xlink:actuate="onLoad"/><draw:image xlink:href="./ObjectReplacements/Object 34" xlink:type="simple" xlink:show="embed" xlink:actuate="onLoad"/><svg:desc>formula</svg:desc></draw:frame>:</text:p>
      <text:p text:style-name="P16"><draw:frame draw:style-name="fr1" draw:name="Object39" text:anchor-type="as-char" svg:y="-0.152in" svg:width="2.8689in" svg:height="0.2134in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for any<draw:frame draw:style-name="fr1" draw:name="Object40" text:anchor-type="as-char" svg:y="-0.1484in" svg:width="0.7256in" svg:height="0.2098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7"/>
      <text:p text:style-name="P21">Proof:</text:p>
      <text:p text:style-name="P12">(a) For<text:span text:style-name="T1"><draw:frame draw:style-name="fr1" draw:name="Object45" text:anchor-type="as-char" svg:y="-0.152in" svg:width="1.0098in" svg:height="0.2134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we need<draw:frame draw:style-name="fr1" draw:name="Object41" text:anchor-type="as-char" svg:y="-0.1535in" svg:width="1.9689in" svg:height="0.2138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because only the union of two <text:s text:c="2"/></text:p>
      <text:p text:style-name="P20"><text:s text:c="5"/>empty sets gives us an empty set again.<draw:frame draw:style-name="fr1" draw:name="Object13" text:anchor-type="as-char" svg:y="-0.1535in" svg:width="1.5161in" svg:height="0.2138in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4">a</text:span>nd<draw:frame draw:style-name="fr1" draw:name="Object19" text:anchor-type="as-char" svg:y="-0.1535in" svg:width="1.5161in" svg:height="0.2138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20"><text:s text:c="5"/><text:span text:style-name="T4">Because of</text:span><text:span text:style-name="T4"><draw:frame draw:style-name="fr1" draw:name="Object18" text:anchor-type="as-char" svg:y="-0.1484in" svg:width="1.8756in" svg:height="0.2098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.</text:span><text:span text:style-name="T4"><draw:frame draw:style-name="fr1" draw:name="Object22" text:anchor-type="as-char" svg:y="-0.152in" svg:width="1.25in" svg:height="0.2134in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you can see easily.</text:span></text:p>
      <text:p text:style-name="P23">(b) <draw:frame draw:style-name="fr1" draw:name="Object24" text:anchor-type="as-char" svg:y="-0.152in" svg:width="5.7528in" svg:height="0.2134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4">(c)</text:p>
      <text:p text:style-name="P26"><text:soft-page-break/><draw:frame draw:style-name="fr1" draw:name="Object25" text:anchor-type="as-char" svg:y="-1.7772in" svg:width="4.2673in" svg:height="3.5201in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25"><text:span text:style-name="T5">We show in (a) that</text:span><draw:frame draw:style-name="fr1" draw:name="Object26" text:anchor-type="as-char" svg:y="-0.152in" svg:width="1.0161in" svg:height="0.2134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5">is true for any</text:span><text:span text:style-name="T5"><draw:frame draw:style-name="fr1" draw:name="Object31" text:anchor-type="as-char" svg:y="-0.1484in" svg:width="0.7272in" svg:height="0.2098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">so if you go back the equation chain</text:span><text:span text:style-name="T5"><draw:frame draw:style-name="fr1" draw:name="Object32" text:anchor-type="as-char" svg:y="-0.152in" svg:width="2.452in" svg:height="0.2134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">for any</text:span><text:span text:style-name="T5"><draw:frame draw:style-name="fr1" draw:name="Object37" text:anchor-type="as-char" svg:y="-0.1484in" svg:width="0.95in" svg:height="0.2098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">is true.</text:span></text:p>
      <text:p text:style-name="P25"/>
      <text:p text:style-name="P11">Because we can show that all conditions for a metric are fulfilled<text:span text:style-name="T1"><draw:frame draw:style-name="fr1" draw:name="Object43" text:anchor-type="as-char" svg:y="-0.1484in" svg:width="0.2811in" svg:height="0.209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"> is a metric </text:span>on the power set<draw:frame draw:style-name="fr1" draw:name="Object46" text:anchor-type="as-char" svg:y="-0.172in" svg:width="0.2457in" svg:height="0.2083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of U.</text:p>
      <text:p text:style-name="P14"/>
      <text:p text:style-name="P14"/>
      <text:p text:style-name="P22">Exercise 2</text:p>
      <text:p text:style-name="P37"><text:span text:style-name="T12">(a) </text:span><text:span text:style-name="T13">We have to show that for each</text:span><text:span text:style-name="T13"><draw:frame draw:style-name="fr1" draw:name="Object51" text:anchor-type="as-char" svg:y="-0.1535in" svg:width="0.4291in" svg:height="0.2047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">with</text:span><text:span text:style-name="T13"><draw:frame draw:style-name="fr1" draw:name="Object52" text:anchor-type="as-char" svg:y="-0.1484in" svg:width="0.3909in" svg:height="0.1846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">we can find a set of P with</text:span><text:span text:style-name="T13"><draw:frame draw:style-name="fr1" draw:name="Object53" text:anchor-type="as-char" svg:y="-0.1492in" svg:width="0.4917in" svg:height="0.186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3">in such a way that all cells of the Voronoi diagram are unbounded.</text:span></text:p>
      <text:p text:style-name="P37"><text:span text:style-name="T13"/></text:p>
      <text:p text:style-name="P38"><text:span text:style-name="T13">Let P be a set of vertices of a convex n-polygon A. So</text:span><text:span text:style-name="T13"><draw:frame draw:style-name="fr1" draw:name="Object54" text:anchor-type="as-char" svg:y="-0.1492in" svg:width="0.4917in" svg:height="0.1862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3">. Now we take a point M inside of A. Now we can construct our Voronoi diagram in such a way that we draw n half-lines with M as the vertex for all. </text:span><text:span text:style-name="T14">To draw a half-line we need another point which lays on the half-line. For the first <text:s/>half-line we chose the middle point of the line segment</text:span><text:span text:style-name="T14"><draw:frame draw:style-name="fr1" draw:name="Object55" text:anchor-type="as-char" svg:y="-0.1484in" svg:width="0.2437in" svg:height="0.2098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4">and</text:span><text:span text:style-name="T14"><draw:frame draw:style-name="fr1" draw:name="Object56" text:anchor-type="as-char" svg:y="-0.1484in" svg:width="0.2445in" svg:height="0.2098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4">. So we go one till we chose our last middle point between</text:span><text:span text:style-name="T14"><draw:frame draw:style-name="fr1" draw:name="Object57" text:anchor-type="as-char" svg:y="-0.1484in" svg:width="0.2457in" svg:height="0.2098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4">and</text:span><text:span text:style-name="T14"><draw:frame draw:style-name="fr1" draw:name="Object58" text:anchor-type="as-char" svg:y="-0.1484in" svg:width="0.2437in" svg:height="0.209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4">. So we construct a Voronoi diagram that is consistent with: • each cell contains exactly one point from P</text:span></text:p>
      <text:p text:style-name="P39"><text:span text:style-name="T14"><text:tab/> • for all</text:span><text:span text:style-name="T14"><draw:frame draw:style-name="fr1" draw:name="Object59" text:anchor-type="as-char" svg:y="-0.1535in" svg:width="0.5035in" svg:height="0.2047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">that lie in the cell containing</text:span><text:span text:style-name="T14"><draw:frame draw:style-name="fr1" draw:name="Object60" text:anchor-type="as-char" svg:y="-0.1484in" svg:width="0.4307in" svg:height="0.1846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4">it holds that</text:span></text:p>
      <text:p text:style-name="P39"><text:span text:style-name="T14"><text:s text:c="9"/></text:span><text:span text:style-name="T14"><draw:frame draw:style-name="fr1" draw:name="Object61" text:anchor-type="as-char" svg:y="-0.152in" svg:width="2.5252in" svg:height="0.2008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40"><text:span text:style-name="T14">A</text:span><text:span text:style-name="T6">nd all cells are unbounded because we only use half-lines. </text:span></text:p>
      <text:p text:style-name="P40"><text:span text:style-name="T6">We found this construction without any limitations, so we found a way for all n.</text:span></text:p>
      <text:p text:style-name="P37"><text:span text:style-name="T13"/></text:p>
      <text:p text:style-name="P28"><text:span text:style-name="T7">(b) Show: A Voronoi diagram with n ≥ 3 has at most a number of vertice</text:span><text:span text:style-name="T8">s</text:span><text:span text:style-name="T7"> equal to 2n−5 and the number of its edges is at most 3n − 6.</text:span></text:p>
      <text:p text:style-name="P34"/>
      <text:p text:style-name="P22">Proof:</text:p>
      <text:p text:style-name="P27">We want to use Euler’s formula but we need to handle the half-lines. So we add a <text:span text:style-name="T15">“vertex at infinity” </text:span>for all unbounded edges. </text:p>
      <text:p text:style-name="P27">Now we can use Euler’s formula:</text:p>
      <text:p text:style-name="P29"><text:span text:style-name="T9">Let v</text:span><text:span text:style-name="T8"> be the number of Voronoi vertices (including the vertex at infinity). </text:span><text:span text:style-name="T9">Let</text:span><text:span text:style-name="T8"> </text:span><text:span text:style-name="T9">e be the number of </text:span><text:span text:style-name="T8"><text:s/>Voronoi edges. </text:span><text:span text:style-name="T9">Let n</text:span><text:span text:style-name="T8"> </text:span><text:span text:style-name="T9">be the number of</text:span><text:span text:style-name="T8"> Voronoi faces.</text:span></text:p>
      <text:p text:style-name="P32"><text:span text:style-name="T8"/></text:p>
      <text:p text:style-name="P32"><text:soft-page-break/><text:span text:style-name="T8">N</text:span><text:span text:style-name="T6">ow</text:span></text:p>
      <text:p text:style-name="P33"><text:span text:style-name="T9">(v+1)</text:span><text:span text:style-name="T8"> − </text:span><text:span text:style-name="T9">e</text:span><text:span text:style-name="T8"> + </text:span><text:span text:style-name="T10">n</text:span><text:span text:style-name="T8"> = 2</text:span></text:p>
      <text:p text:style-name="P35"/>
      <text:p text:style-name="P30"><text:span text:style-name="T8">T</text:span><text:span text:style-name="T9">he sum of vertex degrees is 2e. Since each vertex has degree at least 3, </text:span><text:span text:style-name="T10">we have </text:span><text:span text:style-name="T8">2</text:span><text:span text:style-name="T10">e</text:span><text:span text:style-name="T8"> ≥ 3</text:span><text:span text:style-name="T10">(v+1)</text:span><text:span text:style-name="T8">, <text:s/>which gives </text:span><text:span text:style-name="T10">a)</text:span><text:span text:style-name="T8"><draw:frame draw:style-name="fr1" draw:name="Object47" text:anchor-type="as-char" svg:y="-0.2437in" svg:width="0.7457in" svg:height="0.3929in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10">or b) </text:span><text:span text:style-name="T10"><draw:frame draw:style-name="fr1" draw:name="Object49" text:anchor-type="as-char" svg:y="-0.2445in" svg:width="0.8425in" svg:height="0.3937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0">.</text:span></text:p>
      <text:p text:style-name="P30"><text:span text:style-name="T8">Plugging </text:span><text:span text:style-name="T11">a)</text:span><text:span text:style-name="T8"> into Euler’s formula, we get</text:span><text:span text:style-name="T8"><draw:frame draw:style-name="fr1" draw:name="Object48" text:anchor-type="as-char" svg:y="-0.2445in" svg:width="2.0602in" svg:height="0.3937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31"><text:span text:style-name="T8">Plugging </text:span><text:span text:style-name="T11">b)</text:span><text:span text:style-name="T8"> into Euler’s formula, we get</text:span><text:span text:style-name="T8"><draw:frame draw:style-name="fr1" draw:name="Object50" text:anchor-type="as-char" svg:y="-0.2445in" svg:width="2.7035in" svg:height="0.3937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47:28.935796099</meta:creation-date>
    <dc:date>2017-12-07T12:08:55.423254784</dc:date>
    <meta:editing-duration>PT14M44S</meta:editing-duration>
    <meta:editing-cycles>5</meta:editing-cycles>
    <meta:generator>LibreOffice/5.1.6.2$Linux_X86_64 LibreOffice_project/10m0$Build-2</meta:generator>
    <meta:document-statistic meta:table-count="0" meta:image-count="0" meta:object-count="61" meta:page-count="3" meta:paragraph-count="53" meta:word-count="563" meta:character-count="2874" meta:non-whitespace-character-count="2312"/>
  </office:meta>
</office:document-meta>
</file>

<file path=Object 1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10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

<file path=Object 11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2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1</mn>
        </msub>
        <mo stretchy="false">⊆</mo>
        <msub>
          <mi>S</mi>
          <mn>2</mn>
        </msub>
      </mrow>
    </mrow>
    <annotation encoding="StarMath 5.0">( S_1 setminus S_2 )= emptyset iff S_1 subseteq S_2</annotation>
  </semantics>
</math>
</file>

<file path=Object 1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15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|</mo>
          <mrow>
            <mrow>
              <mi>x</mi>
              <mo stretchy="false">−</mo>
              <mi>y</mi>
            </mrow>
          </mrow>
          <mo fence="true" stretchy="true">|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o fence="true" stretchy="true">|</mo>
            <mrow>
              <mrow>
                <mi>x</mi>
                <mo stretchy="false">−</mo>
                <mi>y</mi>
              </mrow>
            </mrow>
            <mo fence="true" stretchy="true">|</mo>
          </mrow>
        </mrow>
      </mrow>
    </mrow>
    <annotation encoding="StarMath 5.0">D_Hamming( x,y ) = abs{ x-y } = sum from i=1 to m abs{x-y  }</annotation>
  </semantics>
</math>
</file>

<file path=Object 16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17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2</mn>
        </msub>
        <mo stretchy="false">⊆</mo>
        <msub>
          <mi>S</mi>
          <mn>1</mn>
        </msub>
      </mrow>
    </mrow>
    <annotation encoding="StarMath 5.0">( S_2 setminus S_1 )= emptyset iff S_2 subseteq S_1</annotation>
  </semantics>
</math>
</file>

<file path=Object 19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2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0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21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y, z)</annotation>
  </semantics>
</math>
</file>

<file path=Object 22/content.xml><?xml version="1.0" encoding="utf-8"?>
<math xmlns="http://www.w3.org/1998/Math/MathML" display="block">
  <semantics>
    <mrow>
      <mrow>
        <msub>
          <mi>S</mi>
          <mn>1</mn>
        </msub>
        <mo stretchy="false">⊆</mo>
        <msub>
          <mi>S</mi>
          <mn>2</mn>
        </msub>
      </mrow>
      <mtext>and</mtext>
      <mrow>
        <msub>
          <mi>S</mi>
          <mn>2</mn>
        </msub>
        <mo stretchy="false">⊆</mo>
        <msub>
          <mi>S</mi>
          <mn>1</mn>
        </msub>
      </mrow>
      <mtext>=&gt;</mtext>
      <mrow>
        <msub>
          <mi>S</mi>
          <mn>1</mn>
        </msub>
        <mo stretchy="false">=</mo>
        <msub>
          <mi>S</mi>
          <mn>2</mn>
        </msub>
      </mrow>
    </mrow>
    <annotation encoding="StarMath 5.0">S_1 subseteq S_2 "and" S_2 subseteq S_1 "=&gt;" S_1 = S_2</annotation>
  </semantics>
</math>
</file>

<file path=Object 23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y)+D_Hamming(y, z)</annotation>
  </semantics>
</math>
</file>

<file path=Object 2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2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row>
            <mo fence="true" stretchy="false">(</mo>
            <mrow>
              <mrow>
                <msub>
                  <mi>S</mi>
                  <mn>1</mn>
                </msub>
                <mo stretchy="false">∖</mo>
                <msub>
                  <mi>S</mi>
                  <mn>2</mn>
                </msub>
              </mrow>
            </mrow>
            <mo fence="true" stretchy="false">)</mo>
          </mrow>
          <mo stretchy="false">∪</mo>
          <mrow>
            <mo fence="true" stretchy="false">(</mo>
            <mrow>
              <mrow>
                <msub>
                  <mi>S</mi>
                  <mn>2</mn>
                </msub>
                <mo stretchy="false">∖</mo>
                <msub>
                  <mi>S</mi>
                  <mn>1</mn>
                </msub>
              </mrow>
            </mrow>
            <mo fence="true" stretchy="false">)</mo>
          </mrow>
        </mrow>
        <mo stretchy="false">=</mo>
        <mtext>|</mtext>
      </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</mrow>
      <mrow>
        <mtext>|</mtext>
        <mo stretchy="false">=</mo>
        <mtext>|</mtext>
      </mrow>
      <msub>
        <mi>S</mi>
        <mn>2</mn>
      </msub>
      <mi>∆</mi>
      <msub>
        <mi>S</mi>
        <mn>1</mn>
      </msub>
      <mrow>
        <mtext>|</mtext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 = "|"S_1∆S_2"|" = "|"( S_1 setminus S_2 ) union ( S_2 setminus S_1 ) = "|"( S_2 setminus S_1 ) union ( S_1 setminus S_2 )"|" = "|"S_2∆S_1"|" = D_∆(S_2 , S_1)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∪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∩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∪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∩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2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2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n>0</mn>
              <mo stretchy="false">≤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</mtable>
    <annotation encoding="StarMath 5.0">{D_∆(S_1 , S_3)&lt;=D_∆(S_1 , S_2)+D_∆(S_2 , S_3)}
newline 
~{"&lt;=&gt;"}
newline 
(S_1∆S_3) subseteq (S_1∆S_2) union (S_2∆S_3)
newline 
~{"&lt;=&gt;"}
newline 
[( S_1 setminus S_3 ) union ( S_3 setminus S_1 )] subseteq [( S_1 setminus S_2 ) union ( S_2 setminus S_1 )] union [( S_2 setminus S_3 ) union ( S_3 setminus S_2 )]
newline 
~{"&lt;=&gt;"}
newline 
[( S_1 setminus S_3 ) union ( S_3 setminus S_1 )] subseteq [(S_1 union S_2) setminus (S_1 intersection S_2)] union [(S_2 union S_3) setminus (S_2 intersection S_3)]
newline 
~{"&lt;=&gt;"}
newline 
[(S_1 union S_3) setminus (S_1 intersection S_3)] subseteq [(S_1 union S_2 union S_3) setminus (S_1 intersection S_2 intersection S_3)]
newline 
~{"&lt;=&gt;"}
newline 
[( S_1 setminus S_3 ) union ( S_3 setminus S_1 )] subseteq [( S_1 setminus S_3 ) union ( S_3 setminus S_1 )] union [( S_2 setminus S_3 ) union ( S_3 setminus S_2 )]
newline 
~{"&lt;=&gt;"}
newline 
(S_1∆S_3) subseteq (S_1∆S_3) union (S_2∆S_3)
newline 
~{"&lt;=&gt;"}
newline 
{D_∆(S_1 , S_3)&lt;=D_∆(S_1 , S_3)+D_∆(S_2 , S_3)}
newline 
~{"&lt;=&gt;"}
newline
{0&lt;=D_∆(S_2 , S_3)}</annotation>
  </semantics>
</math>
</file>

<file path=Object 27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8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29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3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30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1/content.xml><?xml version="1.0" encoding="utf-8"?>
<math xmlns="http://www.w3.org/1998/Math/MathML" display="block">
  <semantics>
    <mrow>
      <mrow>
        <mn>0</mn>
        <mo stretchy="false">≤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{0&lt;=D_∆(S_2 , S_3)}</annotation>
  </semantics>
</math>
</file>

<file path=Object 32/content.xml><?xml version="1.0" encoding="utf-8"?>
<math xmlns="http://www.w3.org/1998/Math/MathML" display="block">
  <semantics>
    <mrow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2 , S_3 subseteq U</annotation>
  </semantics>
</math>
</file>

<file path=Object 33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4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≥</mo>
        <mn>0</mn>
      </mrow>
    </mrow>
    <annotation encoding="StarMath 5.0">D_∆(S_1 , S_2) &gt;= 0</annotation>
  </semantics>
</math>
</file>

<file path=Object 36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 = 0</annotation>
  </semantics>
</math>
</file>

<file path=Object 37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38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9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</mrow>
      <mtext>|</mtext>
    </mrow>
    <annotation encoding="StarMath 5.0">D_∆(S_1 , S_2)="|"S_1∆S_2"|"="|"( S_1 setminus S_2 ) union ( S_2 setminus S_1 )"|"</annotation>
  </semantics>
</math>
</file>

<file path=Object 4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40/content.xml><?xml version="1.0" encoding="utf-8"?>
<math xmlns="http://www.w3.org/1998/Math/MathML" display="block">
  <semantics>
    <mrow>
      <msub>
        <mi>S</mi>
        <mn>1</mn>
      </msub>
      <mi>,</mi>
      <mrow>
        <msub>
          <mi>S</mi>
          <mn>2</mn>
        </msub>
        <mo stretchy="false">⊆</mo>
        <mi>U</mi>
      </mrow>
    </mrow>
    <annotation encoding="StarMath 5.0">S_1 , S_2 subseteq U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text>and</mtext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</mrow>
    <annotation encoding="StarMath 5.0">( S_1 setminus S_2 )=emptyset "and" ( S_1 setminus S_2 )=emptyset</annotation>
  </semantics>
</math>
</file>

<file path=Object 42/content.xml><?xml version="1.0" encoding="utf-8"?>
<math xmlns="http://www.w3.org/1998/Math/MathML" display="block">
  <semantics>
    <mrow>
      <msub>
        <mi>S</mi>
        <mn>1</mn>
      </msub>
      <mo stretchy="false">=</mo>
      <msub>
        <mi>S</mi>
        <mn>2</mn>
      </msub>
    </mrow>
    <annotation encoding="StarMath 5.0">S_1=S_2</annotation>
  </semantics>
</math>
</file>

<file path=Object 43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44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=D_∆(S_2 , S_1)</annotation>
  </semantics>
</math>
</file>

<file path=Object 4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=0</annotation>
  </semantics>
</math>
</file>

<file path=Object 46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47/content.xml><?xml version="1.0" encoding="utf-8"?>
<math xmlns="http://www.w3.org/1998/Math/MathML" display="block">
  <semantics>
    <mrow>
      <mrow>
        <mi>v</mi>
        <mo stretchy="false">≤</mo>
        <mfrac>
          <mn>2</mn>
          <mn>3</mn>
        </mfrac>
      </mrow>
      <mrow>
        <mi>e</mi>
        <mo stretchy="false">−</mo>
        <mn>1</mn>
      </mrow>
    </mrow>
    <annotation encoding="StarMath 5.0">v &lt;= 2over3 e -1</annotation>
  </semantics>
</math>
</file>

<file path=Object 48/content.xml><?xml version="1.0" encoding="utf-8"?>
<math xmlns="http://www.w3.org/1998/Math/MathML" display="block">
  <semantics>
    <mrow>
      <mrow>
        <mn>2</mn>
        <mo stretchy="false">≤</mo>
        <mfrac>
          <mn>2</mn>
          <mn>3</mn>
        </mfrac>
      </mrow>
      <mrow>
        <mi>e</mi>
        <mo stretchy="false">−</mo>
        <mi>e</mi>
        <mo stretchy="false">+</mo>
        <mi>n</mi>
      </mrow>
      <mspace width="2em"/>
      <mtext>&lt;=&gt;</mtext>
      <mspace width="2em"/>
      <mrow>
        <mi>e</mi>
        <mo stretchy="false">≤</mo>
        <mn>3</mn>
      </mrow>
      <mrow>
        <mi>n</mi>
        <mo stretchy="false">−</mo>
        <mn>6</mn>
      </mrow>
    </mrow>
    <annotation encoding="StarMath 5.0">2 &lt;= 2over3 e - e +n ~"&lt;=&gt;"~ e &lt;= 3n-6</annotation>
  </semantics>
</math>
</file>

<file path=Object 49/content.xml><?xml version="1.0" encoding="utf-8"?>
<math xmlns="http://www.w3.org/1998/Math/MathML" display="block">
  <semantics>
    <mrow>
      <mrow>
        <mi>e</mi>
        <mo stretchy="false">≤</mo>
        <mfrac>
          <mn>3</mn>
          <mn>2</mn>
        </mfrac>
      </mrow>
      <mrow>
        <mo fence="true" stretchy="false">(</mo>
        <mrow>
          <mrow>
            <mi>v</mi>
            <mo stretchy="false">+</mo>
            <mn>1</mn>
          </mrow>
        </mrow>
        <mo fence="true" stretchy="false">)</mo>
      </mrow>
    </mrow>
    <annotation encoding="StarMath 5.0">e &lt;= 3over2 ( v+1 )</annotation>
  </semantics>
</math>
</file>

<file path=Object 5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50/content.xml><?xml version="1.0" encoding="utf-8"?>
<math xmlns="http://www.w3.org/1998/Math/MathML" display="block">
  <semantics>
    <mrow>
      <mrow>
        <mn>2</mn>
        <mo stretchy="false">≤</mo>
        <mrow>
          <mrow>
            <mo fence="true" stretchy="false">(</mo>
            <mrow>
              <mrow>
                <mi>v</mi>
                <mo stretchy="false">+</mo>
                <mn>1</mn>
              </mrow>
            </mrow>
            <mo fence="true" stretchy="false">)</mo>
          </mrow>
          <mo stretchy="false">−</mo>
          <mfrac>
            <mn>3</mn>
            <mn>2</mn>
          </mfrac>
        </mrow>
      </mrow>
      <mrow>
        <mrow>
          <mo fence="true" stretchy="false">(</mo>
          <mrow>
            <mrow>
              <mi>v</mi>
              <mo stretchy="false">+</mo>
              <mn>1</mn>
            </mrow>
          </mrow>
          <mo fence="true" stretchy="false">)</mo>
        </mrow>
        <mo stretchy="false">+</mo>
        <mi>n</mi>
      </mrow>
      <mspace width="2em"/>
      <mtext>&lt;=&gt;</mtext>
      <mspace width="2em"/>
      <mrow>
        <mi>v</mi>
        <mo stretchy="false">≤</mo>
        <mn>2</mn>
      </mrow>
      <mrow>
        <mi>n</mi>
        <mo stretchy="false">−</mo>
        <mn>5</mn>
      </mrow>
    </mrow>
    <annotation encoding="StarMath 5.0">2 &lt;= (v+1) -{3over2}(v+1)  +n ~"&lt;=&gt;"~ v &lt;= 2n-5</annotation>
  </semantics>
</math>
</file>

<file path=Object 51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52/content.xml><?xml version="1.0" encoding="utf-8"?>
<math xmlns="http://www.w3.org/1998/Math/MathML" display="block">
  <semantics>
    <mrow>
      <mi>n</mi>
      <mo stretchy="false">≥</mo>
      <mn>3</mn>
    </mrow>
    <annotation encoding="StarMath 5.0">n &gt;=3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P</mi>
        </mrow>
        <mo fence="true" stretchy="true">|</mo>
      </mrow>
      <mo stretchy="false">=</mo>
      <mi>n</mi>
    </mrow>
    <annotation encoding="StarMath 5.0">abs P = n</annotation>
  </semantics>
</math>
</file>

<file path=Object 54/content.xml><?xml version="1.0" encoding="utf-8"?>
<math xmlns="http://www.w3.org/1998/Math/MathML" display="block">
  <semantics>
    <mrow>
      <mrow>
        <mo fence="true" stretchy="true">|</mo>
        <mrow>
          <mi>P</mi>
        </mrow>
        <mo fence="true" stretchy="true">|</mo>
      </mrow>
      <mo stretchy="false">=</mo>
      <mi>n</mi>
    </mrow>
    <annotation encoding="StarMath 5.0">abs P = n</annotation>
  </semantics>
</math>
</file>

<file path=Object 5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5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57/content.xml><?xml version="1.0" encoding="utf-8"?>
<math xmlns="http://www.w3.org/1998/Math/MathML" display="block">
  <semantics>
    <msub>
      <mi>P</mi>
      <mi>n</mi>
    </msub>
    <annotation encoding="StarMath 5.0">P_n</annotation>
  </semantics>
</math>
</file>

<file path=Object 58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59/content.xml><?xml version="1.0" encoding="utf-8"?>
<math xmlns="http://www.w3.org/1998/Math/MathML" display="block">
  <semantics>
    <mrow>
      <mrow>
        <mi>q</mi>
        <mo stretchy="false">∈</mo>
        <mi mathvariant="normal">ℝ</mi>
      </mrow>
      <mn>²</mn>
    </mrow>
    <annotation encoding="StarMath 5.0">q in setr²</annotation>
  </semantics>
</math>
</file>

<file path=Object 6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60/content.xml><?xml version="1.0" encoding="utf-8"?>
<math xmlns="http://www.w3.org/1998/Math/MathML" display="block">
  <semantics>
    <mrow>
      <mi>p</mi>
      <mo stretchy="false">∈</mo>
      <mi>P</mi>
    </mrow>
    <annotation encoding="StarMath 5.0">p in P</annotation>
  </semantics>
</math>
</file>

<file path=Object 6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o stretchy="false">&lt;</mo>
        <mi>d</mi>
      </mrow>
      <mrow>
        <mo fence="true" stretchy="false">(</mo>
        <mrow>
          <mrow>
            <mi>p</mi>
            <mi>'</mi>
            <mi>,</mi>
            <mi>q</mi>
          </mrow>
        </mrow>
        <mo fence="true" stretchy="false">)</mo>
      </mrow>
      <mi mathvariant="italic">for</mi>
      <mi mathvariant="italic">all</mi>
      <mi>p</mi>
      <mrow>
        <mi>'</mi>
        <mo stretchy="false">∈</mo>
        <mrow>
          <mi>P</mi>
          <mo stretchy="false">∖</mo>
          <mtext>{</mtext>
        </mrow>
      </mrow>
      <mi>p</mi>
      <mtext>}</mtext>
    </mrow>
    <annotation encoding="StarMath 5.0">d( p,q ) &lt; d( p',q ) for all p' in P setminus "{" p "}"  </annotation>
  </semantics>
</math>
</file>

<file path=Object 7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8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9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